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officeooo:rsid="0009b0ea" officeooo:paragraph-rsid="0009b0ea"/>
    </style:style>
    <style:style style:name="P2" style:family="paragraph" style:parent-style-name="Standard">
      <style:paragraph-properties fo:text-align="start" style:justify-single-word="false"/>
      <style:text-properties officeooo:rsid="0009b0ea" officeooo:paragraph-rsid="000cddef"/>
    </style:style>
    <style:style style:name="P3" style:family="paragraph" style:parent-style-name="Standard">
      <style:paragraph-properties fo:text-align="start" style:justify-single-word="false"/>
      <style:text-properties officeooo:rsid="000b9733" officeooo:paragraph-rsid="000cddef"/>
    </style:style>
    <style:style style:name="P4" style:family="paragraph" style:parent-style-name="Standard">
      <style:paragraph-properties fo:text-align="start" style:justify-single-word="false"/>
      <style:text-properties officeooo:rsid="000b9733" officeooo:paragraph-rsid="000c5c3e"/>
    </style:style>
    <style:style style:name="P5" style:family="paragraph" style:parent-style-name="Standard">
      <style:paragraph-properties fo:text-align="start" style:justify-single-word="false"/>
      <style:text-properties officeooo:rsid="000b9733" officeooo:paragraph-rsid="000b9733"/>
    </style:style>
    <style:style style:name="P6" style:family="paragraph" style:parent-style-name="Standard">
      <style:paragraph-properties fo:text-align="start" style:justify-single-word="false"/>
      <style:text-properties officeooo:rsid="000b9733" officeooo:paragraph-rsid="001110db"/>
    </style:style>
    <style:style style:name="P7" style:family="paragraph" style:parent-style-name="Standard">
      <style:paragraph-properties fo:text-align="start" style:justify-single-word="false"/>
      <style:text-properties officeooo:rsid="000c5c3e" officeooo:paragraph-rsid="000c5c3e"/>
    </style:style>
    <style:style style:name="P8" style:family="paragraph" style:parent-style-name="Standard">
      <style:paragraph-properties fo:text-align="start" style:justify-single-word="false"/>
      <style:text-properties officeooo:rsid="000c5c3e" officeooo:paragraph-rsid="000cddef"/>
    </style:style>
    <style:style style:name="P9" style:family="paragraph" style:parent-style-name="Standard">
      <style:paragraph-properties fo:text-align="start" style:justify-single-word="false"/>
      <style:text-properties officeooo:rsid="000cddef" officeooo:paragraph-rsid="000cddef"/>
    </style:style>
    <style:style style:name="P10" style:family="paragraph" style:parent-style-name="Standard">
      <style:paragraph-properties fo:text-align="start" style:justify-single-word="false"/>
      <style:text-properties fo:font-weight="bold" officeooo:rsid="0009b0ea" officeooo:paragraph-rsid="0009b0ea" style:font-weight-asian="bold" style:font-weight-complex="bold"/>
    </style:style>
    <style:style style:name="T1" style:family="text">
      <style:text-properties officeooo:rsid="000b9733"/>
    </style:style>
    <style:style style:name="T2" style:family="text">
      <style:text-properties officeooo:rsid="000c5c3e"/>
    </style:style>
    <style:style style:name="T3" style:family="text">
      <style:text-properties officeooo:rsid="000cddef"/>
    </style:style>
    <style:style style:name="T4" style:family="text">
      <style:text-properties officeooo:rsid="000d0403"/>
    </style:style>
    <style:style style:name="T5" style:family="text">
      <style:text-properties officeooo:rsid="00124d75"/>
    </style:style>
    <style:style style:name="T6" style:family="text">
      <style:text-properties officeooo:rsid="001483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What does freedom mean to you, Mr. Government?</text:p>
      <text:p text:style-name="P1"/>
      <text:p text:style-name="P2">Bassel Safadi, <text:span text:style-name="T1">Tural Abbasli</text:span>, Fariba Pajou<text:span text:style-name="T1">h</text:span>.</text:p>
      <text:p text:style-name="P2"><text:span text:style-name="T2">Teesta Setalvad, </text:span>Eskinder Nega, Raif Badawi.</text:p>
      <text:p text:style-name="P3">Anna Politkovskaya, <text:span text:style-name="T3">Irom Sharmila, Aaron Swartz</text:span>.</text:p>
      <text:p text:style-name="P6">Liu Xiaobo, <text:span text:style-name="T5">Edward Snowden, Fereshteh Ghazi.*</text:span></text:p>
      <text:p text:style-name="P4"/>
      <text:p text:style-name="P7">So many names, so many faces, so many breaths.</text:p>
      <text:p text:style-name="P7">Choking, or gasping, or... gone. </text:p>
      <text:p text:style-name="P7"><text:span text:style-name="T3">M</text:span>any more names, <text:span text:style-name="T3">many more</text:span> faces, <text:span text:style-name="T3">many more</text:span> breaths - </text:p>
      <text:p text:style-name="P7">Unknown, unseen, unheard... <text:span text:style-name="T4">G</text:span>o<text:span text:style-name="T3">ne?</text:span></text:p>
      <text:p text:style-name="P7"/>
      <text:p text:style-name="P7">Do you know these names, Mr. Government?</text:p>
      <text:p text:style-name="P7">Do you feel their breath?</text:p>
      <text:p text:style-name="P9">Do you remember their faces, Mr. Government?</text:p>
      <text:p text:style-name="P9">Did you read what they said?</text:p>
      <text:p text:style-name="P9"/>
      <text:p text:style-name="P9">They ask<text:span text:style-name="T4">ed</text:span> for freedom, Mr. Government - </text:p>
      <text:p text:style-name="P9">Not for war.</text:p>
      <text:p text:style-name="P9">They ask for peace, Mr. Government,</text:p>
      <text:p text:style-name="P9">To be as <text:span text:style-name="T4">we</text:span> are.</text:p>
      <text:p text:style-name="P5"/>
      <text:p text:style-name="P8">Freedom is not a choice, Mr. Government - </text:p>
      <text:p text:style-name="P7">but you have made it a place.</text:p>
      <text:p text:style-name="P7">Hidden from <text:span text:style-name="T3">all</text:span> but the wealthiest,</text:p>
      <text:p text:style-name="P9">Open to a privileged gaze.</text:p>
      <text:p text:style-name="P9"/>
      <text:p text:style-name="P9">The breath remains, Mr. Government,</text:p>
      <text:p text:style-name="P9">As does the word -</text:p>
      <text:p text:style-name="P9">So long as freedom is a place, Mr. Government,</text:p>
      <text:p text:style-name="P9">Its echoes will be heard. </text:p>
      <text:p text:style-name="P9"/>
      <text:p text:style-name="P9"/>
      <text:p text:style-name="P9"/>
      <text:p text:style-name="P9"/>
      <text:p text:style-name="P9"/>
      <text:p text:style-name="P9">Anasuya Sengupta</text:p>
      <text:p text:style-name="P9">October 2015</text:p>
      <text:p text:style-name="P9"/>
      <text:p text:style-name="P9"/>
      <text:p text:style-name="P9"/>
      <text:p text:style-name="P9"/>
      <text:p text:style-name="P9">* <text:span text:style-name="T6">These are names of journalists/writers/internet activists from different parts of the world who have been harassed, imprisoned, or disappeared by their governments in the past few years. This list of names is obviously not meant to be either comprehensive, or representative; it invokes poetic license to remind us of what – and who – is at stak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rebuchet MS" svg:font-family="'Trebuchet M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suya Sengupta</meta:initial-creator>
    <meta:creation-date>2015-10-28T11:24:31.087256182</meta:creation-date>
    <dc:date>2015-10-28T13:23:19.036056522</dc:date>
    <dc:creator>Anasuya Sengupta</dc:creator>
    <meta:editing-duration>PT1H13M12S</meta:editing-duration>
    <meta:editing-cycles>11</meta:editing-cycles>
    <meta:generator>LibreOffice/4.1.3.2$Linux_X86_64 LibreOffice_project/410m0$Build-2</meta:generator>
    <meta:document-statistic meta:table-count="0" meta:image-count="0" meta:object-count="0" meta:page-count="1" meta:paragraph-count="28" meta:word-count="216" meta:character-count="1268" meta:non-whitespace-character-count="1073"/>
  </office:meta>
</office:document-meta>
</file>